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ense Tracker System Design</text:h>
      <text:p text:style-name="Horizontal_20_Line"/>
      <text:h text:style-name="Heading_20_2" text:outline-level="2">1. <text:span text:style-name="Strong_20_Emphasis">Main Features</text:span></text:h>
      <text:list text:style-name="L1">
        <text:list-item>
          <text:p text:style-name="P5">Add / Edit / Delete expenses</text:p>
        </text:list-item>
        <text:list-item>
          <text:p text:style-name="P5">Categorize expenses (e.g., Food, Rent, Transport)</text:p>
        </text:list-item>
        <text:list-item>
          <text:p text:style-name="P5">View expenses list</text:p>
        </text:list-item>
        <text:list-item>
          <text:p text:style-name="P5">Filter expenses by date range and category</text:p>
        </text:list-item>
        <text:list-item>
          <text:p text:style-name="P5">Visualize expenses via charts (pie chart, bar chart)</text:p>
        </text:list-item>
        <text:list-item>
          <text:p text:style-name="P5">Persist data locally (localStorage) or optionally via an API</text:p>
        </text:list-item>
        <text:list-item>
          <text:p text:style-name="P5">Responsive UI for desktop and mobile</text:p>
        </text:list-item>
      </text:list>
      <text:p text:style-name="Horizontal_20_Line"/>
      <text:h text:style-name="Heading_20_2" text:outline-level="2">2. <text:span text:style-name="Strong_20_Emphasis">Tech Stack</text:span></text:h>
      <text:list text:style-name="L2">
        <text:list-item>
          <text:p text:style-name="P6"><text:span text:style-name="Strong_20_Emphasis">React</text:span> with <text:span text:style-name="Strong_20_Emphasis">TypeScript</text:span> (functional components + hooks)</text:p>
        </text:list-item>
        <text:list-item>
          <text:p text:style-name="P6">State management with <text:span text:style-name="Strong_20_Emphasis">React Context API</text:span> + <text:span text:style-name="Source_20_Text">useReducer</text:span> (for scalable state updates)</text:p>
        </text:list-item>
        <text:list-item>
          <text:p text:style-name="P6">Styling: CSS Modules or styled-components</text:p>
        </text:list-item>
        <text:list-item>
          <text:p text:style-name="P6">Charts: <text:span text:style-name="Strong_20_Emphasis">Recharts</text:span> or <text:span text:style-name="Strong_20_Emphasis">Chart.js</text:span></text:p>
        </text:list-item>
        <text:list-item>
          <text:p text:style-name="P6">Data persistence: <text:span text:style-name="Strong_20_Emphasis">localStorage</text:span> for MVP; optionally a backend API later</text:p>
        </text:list-item>
      </text:list>
      <text:p text:style-name="Horizontal_20_Line"/>
      <text:h text:style-name="Heading_20_2" text:outline-level="2">3. <text:span text:style-name="Strong_20_Emphasis">Data Models (TypeScript interfaces)</text:span></text:h>
      <text:p text:style-name="Preformatted_20_Text">ts</text:p>
      <text:p text:style-name="Preformatted_20_Text">Copy</text:p>
      <text:p text:style-name="P1"><text:span text:style-name="Source_20_Text">// Expense category options</text:span></text:p>
      <text:p text:style-name="P2"><text:span text:style-name="Source_20_Text">export type Category = 'Food' | 'Rent' | 'Transport' | 'Utilities' | 'Entertainment' | 'Others';</text:span></text:p>
      <text:p text:style-name="P2"/>
      <text:p text:style-name="P2"><text:span text:style-name="Source_20_Text">// Expense item</text:span></text:p>
      <text:p text:style-name="P2"><text:span text:style-name="Source_20_Text">export interface Expense {</text:span></text:p>
      <text:p text:style-name="P2"><text:span text:style-name="Source_20_Text"><text:s text:c="2"/>id: string; <text:s text:c="11"/>// UUID or timestamp-based unique ID</text:span></text:p>
      <text:p text:style-name="P2"><text:span text:style-name="Source_20_Text"><text:s text:c="2"/>description: string;</text:span></text:p>
      <text:p text:style-name="P2"><text:span text:style-name="Source_20_Text"><text:s text:c="2"/>amount: number; <text:s text:c="7"/>// e.g., in dollars</text:span></text:p>
      <text:p text:style-name="P2"><text:span text:style-name="Source_20_Text"><text:s text:c="2"/>category: Category;</text:span></text:p>
      <text:p text:style-name="P2"><text:span text:style-name="Source_20_Text"><text:s text:c="2"/>date: string; <text:s text:c="9"/>// ISO date string (YYYY-MM-DD)</text:span></text:p>
      <text:p text:style-name="P3"><text:span text:style-name="Source_20_Text">}</text:span></text:p>
      <text:p text:style-name="Horizontal_20_Line"/>
      <text:h text:style-name="Heading_20_2" text:outline-level="2"><text:soft-page-break/>4. <text:span text:style-name="Strong_20_Emphasis">State Management</text:span></text:h>
      <text:p text:style-name="Text_20_body">Using React Context + <text:span text:style-name="Source_20_Text">useReducer</text:span> for centralized expense state.</text:p>
      <text:p text:style-name="Text_20_body"><text:span text:style-name="Strong_20_Emphasis">State:</text:span></text:p>
      <text:p text:style-name="Preformatted_20_Text">ts</text:p>
      <text:p text:style-name="Preformatted_20_Text">Copy</text:p>
      <text:p text:style-name="P1"><text:span text:style-name="Source_20_Text">interface ExpenseState {</text:span></text:p>
      <text:p text:style-name="P2"><text:span text:style-name="Source_20_Text"><text:s text:c="2"/>expenses: Expense[];</text:span></text:p>
      <text:p text:style-name="P2"><text:span text:style-name="Source_20_Text"><text:s text:c="2"/>filters: {</text:span></text:p>
      <text:p text:style-name="P2"><text:span text:style-name="Source_20_Text"><text:s text:c="4"/>category: Category | 'All';</text:span></text:p>
      <text:p text:style-name="P2"><text:span text:style-name="Source_20_Text"><text:s text:c="4"/>startDate: string | null;</text:span></text:p>
      <text:p text:style-name="P2"><text:span text:style-name="Source_20_Text"><text:s text:c="4"/>endDate: string | null;</text:span></text:p>
      <text:p text:style-name="P2"><text:span text:style-name="Source_20_Text"><text:s text:c="2"/>};</text:span></text:p>
      <text:p text:style-name="P3"><text:span text:style-name="Source_20_Text">}</text:span></text:p>
      <text:p text:style-name="Text_20_body"><text:span text:style-name="Strong_20_Emphasis">Actions:</text:span></text:p>
      <text:p text:style-name="Preformatted_20_Text">ts</text:p>
      <text:p text:style-name="Preformatted_20_Text">Copy</text:p>
      <text:p text:style-name="P1"><text:span text:style-name="Source_20_Text">type Action =</text:span></text:p>
      <text:p text:style-name="P2"><text:span text:style-name="Source_20_Text"><text:s text:c="2"/>| { type: 'ADD_EXPENSE'; payload: Expense }</text:span></text:p>
      <text:p text:style-name="P2"><text:span text:style-name="Source_20_Text"><text:s text:c="2"/>| { type: 'EDIT_EXPENSE'; payload: Expense }</text:span></text:p>
      <text:p text:style-name="P2"><text:span text:style-name="Source_20_Text"><text:s text:c="2"/>| { type: 'DELETE_EXPENSE'; payload: string /* expense id */ }</text:span></text:p>
      <text:p text:style-name="P2"><text:span text:style-name="Source_20_Text"><text:s text:c="2"/>| { type: 'SET_FILTER_CATEGORY'; payload: Category | 'All' }</text:span></text:p>
      <text:p text:style-name="P2"><text:span text:style-name="Source_20_Text"><text:s text:c="2"/>| { type: 'SET_FILTER_DATE_RANGE'; payload: { startDate: string | null; endDate: string | null } }</text:span></text:p>
      <text:p text:style-name="P3"><text:span text:style-name="Source_20_Text"><text:s text:c="2"/>| { type: 'LOAD_EXPENSES'; payload: Expense[] } // from localStorage or API</text:span></text:p>
      <text:p text:style-name="Horizontal_20_Line"/>
      <text:h text:style-name="Heading_20_2" text:outline-level="2">5. <text:span text:style-name="Strong_20_Emphasis">Component Structure</text:span></text:h>
      <text:p text:style-name="Preformatted_20_Text">scss</text:p>
      <text:p text:style-name="Preformatted_20_Text">Copy</text:p>
      <text:p text:style-name="P1"><text:span text:style-name="Source_20_Text">App</text:span></text:p>
      <text:p text:style-name="P2"><text:span text:style-name="Source_20_Text"><text:s/>├─ ExpenseProvider (Context provider)</text:span></text:p>
      <text:p text:style-name="P2"><text:span text:style-name="Source_20_Text"><text:s/>├─ Header</text:span></text:p>
      <text:p text:style-name="P2"><text:span text:style-name="Source_20_Text"><text:s/>├─ ExpenseForm (Add/Edit expense)</text:span></text:p>
      <text:p text:style-name="P2"><text:span text:style-name="Source_20_Text"><text:s/>├─ ExpenseFilters (Category select, Date pickers)</text:span></text:p>
      <text:p text:style-name="P2"><text:span text:style-name="Source_20_Text"><text:s/>├─ ExpenseList (Filtered expenses)</text:span></text:p>
      <text:p text:style-name="P2"><text:span text:style-name="Source_20_Text"><text:s/>│ <text:s text:c="3"/>└─ ExpenseItem</text:span></text:p>
      <text:p text:style-name="P2"><text:span text:style-name="Source_20_Text"><text:s/>├─ ExpenseSummary (Totals by category, overall)</text:span></text:p>
      <text:p text:style-name="P3"><text:span text:style-name="Source_20_Text"><text:s/>└─ ExpenseChart (Pie or Bar chart visualization)</text:span></text:p>
      <text:p text:style-name="Horizontal_20_Line"/>
      <text:h text:style-name="Heading_20_2" text:outline-level="2">6. <text:span text:style-name="Strong_20_Emphasis">Component Responsibilities</text:span></text:h>
      <text:list text:style-name="L3">
        <text:list-item>
          <text:p text:style-name="P7"><text:span text:style-name="Strong_20_Emphasis">ExpenseForm</text:span>: Controlled form to add/edit expenses, validation, resetting form</text:p>
        </text:list-item>
        <text:list-item>
          <text:p text:style-name="P7"><text:span text:style-name="Strong_20_Emphasis">ExpenseFilters</text:span>: Dropdown/select for category; date range pickers (start/end date)</text:p>
        </text:list-item>
        <text:list-item>
          <text:p text:style-name="P7"><text:span text:style-name="Strong_20_Emphasis">ExpenseList</text:span>: Render list of filtered expenses; each with edit/delete buttons</text:p>
        </text:list-item>
        <text:list-item>
          <text:p text:style-name="P7"><text:soft-page-break/><text:span text:style-name="Strong_20_Emphasis">ExpenseSummary</text:span>: Calculate and show total spent overall and per category</text:p>
        </text:list-item>
        <text:list-item>
          <text:p text:style-name="P7"><text:span text:style-name="Strong_20_Emphasis">ExpenseChart</text:span>: Visualize expense distribution by category and/or time (bar chart for monthly expenses)</text:p>
        </text:list-item>
      </text:list>
      <text:p text:style-name="Horizontal_20_Line"/>
      <text:h text:style-name="Heading_20_2" text:outline-level="2">7. <text:span text:style-name="Strong_20_Emphasis">Data Flow</text:span></text:h>
      <text:list text:style-name="L4">
        <text:list-item>
          <text:p text:style-name="P8">User adds expense via form → dispatch <text:span text:style-name="Source_20_Text">ADD_EXPENSE</text:span></text:p>
        </text:list-item>
        <text:list-item>
          <text:p text:style-name="P8">User edits expense → dispatch <text:span text:style-name="Source_20_Text">EDIT_EXPENSE</text:span></text:p>
        </text:list-item>
        <text:list-item>
          <text:p text:style-name="P8">User deletes expense → dispatch <text:span text:style-name="Source_20_Text">DELETE_EXPENSE</text:span></text:p>
        </text:list-item>
        <text:list-item>
          <text:p text:style-name="P8">User sets filters → dispatch <text:span text:style-name="Source_20_Text">SET_FILTER_CATEGORY</text:span> or <text:span text:style-name="Source_20_Text">SET_FILTER_DATE_RANGE</text:span></text:p>
        </text:list-item>
        <text:list-item>
          <text:p text:style-name="P8">On app load → dispatch <text:span text:style-name="Source_20_Text">LOAD_EXPENSES</text:span> from localStorage</text:p>
        </text:list-item>
      </text:list>
      <text:p text:style-name="Text_20_body">Filtered expense list and chart get data from context state.</text:p>
      <text:p text:style-name="Horizontal_20_Line"/>
      <text:h text:style-name="Heading_20_2" text:outline-level="2">8. <text:span text:style-name="Strong_20_Emphasis">Persisting Data</text:span></text:h>
      <text:list text:style-name="L5">
        <text:list-item>
          <text:p text:style-name="P9">Use <text:span text:style-name="Source_20_Text">useEffect</text:span> to sync <text:span text:style-name="Source_20_Text">expenses</text:span> state to <text:span text:style-name="Source_20_Text">localStorage</text:span> on change.</text:p>
        </text:list-item>
        <text:list-item>
          <text:p text:style-name="P9">On app start, load from <text:span text:style-name="Source_20_Text">localStorage</text:span> and dispatch <text:span text:style-name="Source_20_Text">LOAD_EXPENSES</text:span>.</text:p>
        </text:list-item>
      </text:list>
      <text:p text:style-name="Horizontal_20_Line"/>
      <text:h text:style-name="Heading_20_2" text:outline-level="2">9. <text:span text:style-name="Strong_20_Emphasis">Optional Improvements</text:span></text:h>
      <text:list text:style-name="L6">
        <text:list-item>
          <text:p text:style-name="P10">User authentication + backend API for multi-device sync</text:p>
        </text:list-item>
        <text:list-item>
          <text:p text:style-name="P10">Export expenses as CSV or PDF</text:p>
        </text:list-item>
        <text:list-item>
          <text:p text:style-name="P10">Budget alerts or monthly spending limits</text:p>
        </text:list-item>
        <text:list-item>
          <text:p text:style-name="P10">Dark mode toggle</text:p>
        </text:list-item>
        <text:list-item>
          <text:p text:style-name="P10">Multi-currency support</text:p>
        </text:list-item>
      </text:list>
      <text:p text:style-name="Horizontal_20_Line"/>
      <text:p text:style-name="Text_20_body">If you want, I can draft the initial folder structure and some example code snippets for the context and one or two components next. How does that sound?</text:p>
      <text:h text:style-name="Heading_20_5" text:outline-level="5">You said:</text:h>
      <text:p text:style-name="Text_20_body">folder structure</text:p>
      <text:h text:style-name="Heading_20_6" text:outline-level="6"><text:soft-page-break/>ChatGPT said:</text:h>
      <text:p text:style-name="Text_20_body">Here’s a clean and scalable folder structure for your <text:span text:style-name="Strong_20_Emphasis">React + TypeScript Expense Tracker</text:span> app. It keeps things modular, easy to maintain, and ready to grow:</text:p>
      <text:p text:style-name="Preformatted_20_Text">ruby</text:p>
      <text:p text:style-name="Preformatted_20_Text">Copy</text:p>
      <text:p text:style-name="P1"><text:span text:style-name="Source_20_Text">src/</text:span></text:p>
      <text:p text:style-name="P2"><text:span text:style-name="Source_20_Text">│</text:span></text:p>
      <text:p text:style-name="P2"><text:span text:style-name="Source_20_Text">├── components/ <text:s text:c="9"/># Reusable UI components</text:span></text:p>
      <text:p text:style-name="P2"><text:span text:style-name="Source_20_Text">│ <text:s text:c="2"/>├── ExpenseForm/</text:span></text:p>
      <text:p text:style-name="P2"><text:span text:style-name="Source_20_Text">│ <text:s text:c="2"/>│ <text:s text:c="3"/>├── ExpenseForm.tsx</text:span></text:p>
      <text:p text:style-name="P2"><text:span text:style-name="Source_20_Text">│ <text:s text:c="2"/>│ <text:s text:c="3"/>├── ExpenseForm.module.css <text:s text:c="3"/># or .scss, or styled.ts if using styled-components</text:span></text:p>
      <text:p text:style-name="P2"><text:span text:style-name="Source_20_Text">│ <text:s text:c="2"/>│ <text:s text:c="3"/>└── index.ts <text:s text:c="18"/># barrel export</text:span></text:p>
      <text:p text:style-name="P2"><text:span text:style-name="Source_20_Text">│ <text:s text:c="2"/>│</text:span></text:p>
      <text:p text:style-name="P2"><text:span text:style-name="Source_20_Text">│ <text:s text:c="2"/>├── ExpenseFilters/</text:span></text:p>
      <text:p text:style-name="P2"><text:span text:style-name="Source_20_Text">│ <text:s text:c="2"/>│ <text:s text:c="3"/>├── ExpenseFilters.tsx</text:span></text:p>
      <text:p text:style-name="P2"><text:span text:style-name="Source_20_Text">│ <text:s text:c="2"/>│ <text:s text:c="3"/>├── ExpenseFilters.module.css</text:span></text:p>
      <text:p text:style-name="P2"><text:span text:style-name="Source_20_Text">│ <text:s text:c="2"/>│ <text:s text:c="3"/>└── index.ts</text:span></text:p>
      <text:p text:style-name="P2"><text:span text:style-name="Source_20_Text">│ <text:s text:c="2"/>│</text:span></text:p>
      <text:p text:style-name="P2"><text:span text:style-name="Source_20_Text">│ <text:s text:c="2"/>├── ExpenseList/</text:span></text:p>
      <text:p text:style-name="P2"><text:span text:style-name="Source_20_Text">│ <text:s text:c="2"/>│ <text:s text:c="3"/>├── ExpenseList.tsx</text:span></text:p>
      <text:p text:style-name="P2"><text:span text:style-name="Source_20_Text">│ <text:s text:c="2"/>│ <text:s text:c="3"/>├── ExpenseItem.tsx</text:span></text:p>
      <text:p text:style-name="P2"><text:span text:style-name="Source_20_Text">│ <text:s text:c="2"/>│ <text:s text:c="3"/>├── ExpenseList.module.css</text:span></text:p>
      <text:p text:style-name="P2"><text:span text:style-name="Source_20_Text">│ <text:s text:c="2"/>│ <text:s text:c="3"/>└── index.ts</text:span></text:p>
      <text:p text:style-name="P2"><text:span text:style-name="Source_20_Text">│ <text:s text:c="2"/>│</text:span></text:p>
      <text:p text:style-name="P2"><text:span text:style-name="Source_20_Text">│ <text:s text:c="2"/>├── ExpenseSummary/</text:span></text:p>
      <text:p text:style-name="P2"><text:span text:style-name="Source_20_Text">│ <text:s text:c="2"/>│ <text:s text:c="3"/>├── ExpenseSummary.tsx</text:span></text:p>
      <text:p text:style-name="P2"><text:span text:style-name="Source_20_Text">│ <text:s text:c="2"/>│ <text:s text:c="3"/>└── index.ts</text:span></text:p>
      <text:p text:style-name="P2"><text:span text:style-name="Source_20_Text">│ <text:s text:c="2"/>│</text:span></text:p>
      <text:p text:style-name="P2"><text:span text:style-name="Source_20_Text">│ <text:s text:c="2"/>├── ExpenseChart/</text:span></text:p>
      <text:p text:style-name="P2"><text:span text:style-name="Source_20_Text">│ <text:s text:c="2"/>│ <text:s text:c="3"/>├── ExpenseChart.tsx</text:span></text:p>
      <text:p text:style-name="P2"><text:span text:style-name="Source_20_Text">│ <text:s text:c="2"/>│ <text:s text:c="3"/>└── index.ts</text:span></text:p>
      <text:p text:style-name="P2"><text:span text:style-name="Source_20_Text">│ <text:s text:c="2"/>│</text:span></text:p>
      <text:p text:style-name="P2"><text:span text:style-name="Source_20_Text">│ <text:s text:c="2"/>└── common/ <text:s text:c="17"/># Smaller UI components like Button, Input, Modal, DatePicker, etc.</text:span></text:p>
      <text:p text:style-name="P2"><text:span text:style-name="Source_20_Text">│ <text:s text:c="7"/>├── Button.tsx</text:span></text:p>
      <text:p text:style-name="P2"><text:span text:style-name="Source_20_Text">│ <text:s text:c="7"/>├── Input.tsx</text:span></text:p>
      <text:p text:style-name="P2"><text:span text:style-name="Source_20_Text">│ <text:s text:c="7"/>└── index.ts</text:span></text:p>
      <text:p text:style-name="P2"><text:span text:style-name="Source_20_Text">│</text:span></text:p>
      <text:p text:style-name="P2"><text:span text:style-name="Source_20_Text">├── context/</text:span></text:p>
      <text:p text:style-name="P2"><text:span text:style-name="Source_20_Text">│ <text:s text:c="2"/>├── ExpenseContext.tsx <text:s text:c="7"/># Context provider + reducer + types</text:span></text:p>
      <text:p text:style-name="P2"><text:span text:style-name="Source_20_Text">│ <text:s text:c="2"/>└── index.ts</text:span></text:p>
      <text:p text:style-name="P2"><text:span text:style-name="Source_20_Text">│</text:span></text:p>
      <text:p text:style-name="P2"><text:span text:style-name="Source_20_Text">├── hooks/</text:span></text:p>
      <text:p text:style-name="P2"><text:span text:style-name="Source_20_Text">│ <text:s text:c="2"/>├── useExpenses.ts <text:s text:c="11"/># Custom hook for accessing ExpenseContext</text:span></text:p>
      <text:p text:style-name="P2"><text:span text:style-name="Source_20_Text">│ <text:s text:c="2"/>└── useLocalStorage.ts <text:s text:c="7"/># Hook to sync state with localStorage (optional)</text:span></text:p>
      <text:p text:style-name="P2"><text:span text:style-name="Source_20_Text">│</text:span></text:p>
      <text:p text:style-name="P2"><text:span text:style-name="Source_20_Text">├── models/</text:span></text:p>
      <text:p text:style-name="P2"><text:span text:style-name="Source_20_Text">│ <text:s text:c="2"/>└── expense.ts <text:s text:c="15"/># Types/interfaces for Expense, Category, etc.</text:span></text:p>
      <text:p text:style-name="P2"><text:span text:style-name="Source_20_Text">│</text:span></text:p>
      <text:p text:style-name="P2"><text:span text:style-name="Source_20_Text">├── pages/</text:span></text:p>
      <text:p text:style-name="P2"><text:span text:style-name="Source_20_Text">│ <text:s text:c="2"/>└── Home.tsx <text:s text:c="17"/># Main page (can be expanded if routing added later)</text:span></text:p>
      <text:p text:style-name="P2"><text:span text:style-name="Source_20_Text">│</text:span></text:p>
      <text:p text:style-name="P2"><text:span text:style-name="Source_20_Text">├── utils/</text:span></text:p>
      <text:p text:style-name="P2"><text:span text:style-name="Source_20_Text">│ <text:s text:c="2"/>├── dateUtils.ts <text:s text:c="13"/># Helpers for date parsing, formatting, filtering</text:span></text:p>
      <text:p text:style-name="P2"><text:span text:style-name="Source_20_Text">│ <text:s text:c="2"/>└── numberUtils.ts <text:s text:c="11"/># Helpers for currency formatting etc.</text:span></text:p>
      <text:p text:style-name="P2"><text:span text:style-name="Source_20_Text">│</text:span></text:p>
      <text:p text:style-name="P2"><text:soft-page-break/><text:span text:style-name="Source_20_Text">├── App.tsx</text:span></text:p>
      <text:p text:style-name="P2"><text:span text:style-name="Source_20_Text">├── index.tsx</text:span></text:p>
      <text:p text:style-name="P2"><text:span text:style-name="Source_20_Text">└── styles/</text:span></text:p>
      <text:p text:style-name="P2"><text:span text:style-name="Source_20_Text"><text:s text:c="5"/>├── global.css <text:s text:c="14"/># Global styles, variables, fonts</text:span></text:p>
      <text:p text:style-name="P3"><text:span text:style-name="Source_20_Text"><text:s text:c="5"/>└── reset.css <text:s text:c="15"/># CSS reset or normalize</text:span></text:p>
      <text:p text:style-name="Horizontal_20_Line"/>
      <text:h text:style-name="Heading_20_3" text:outline-level="3">Explanation:</text:h>
      <text:list text:style-name="L7">
        <text:list-item>
          <text:p text:style-name="P11"><text:span text:style-name="Strong_20_Emphasis">components/</text:span>: Each major UI piece lives in its own folder with styles scoped locally.</text:p>
        </text:list-item>
        <text:list-item>
          <text:p text:style-name="P11"><text:span text:style-name="Strong_20_Emphasis">context/</text:span>: All React Context and reducer logic centralized here.</text:p>
        </text:list-item>
        <text:list-item>
          <text:p text:style-name="P11"><text:span text:style-name="Strong_20_Emphasis">hooks/</text:span>: Custom hooks to abstract logic (like context access or syncing with localStorage).</text:p>
        </text:list-item>
        <text:list-item>
          <text:p text:style-name="P11"><text:span text:style-name="Strong_20_Emphasis">models/</text:span>: TypeScript interfaces and types for consistent typing across the app.</text:p>
        </text:list-item>
        <text:list-item>
          <text:p text:style-name="P11"><text:span text:style-name="Strong_20_Emphasis">pages/</text:span>: Top-level views; useful if you add routing in the future.</text:p>
        </text:list-item>
        <text:list-item>
          <text:p text:style-name="P11"><text:span text:style-name="Strong_20_Emphasis">utils/</text:span>: Utility functions for things like date formatting and number formatting.</text:p>
        </text:list-item>
        <text:list-item>
          <text:p text:style-name="P11"><text:span text:style-name="Strong_20_Emphasis">styles/</text:span>: Global CSS or shared style file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1:50:17.832000000</meta:creation-date>
    <dc:date>2025-06-09T11:50:24.938000000</dc:date>
    <meta:editing-duration>PT8S</meta:editing-duration>
    <meta:editing-cycles>1</meta:editing-cycles>
    <meta:document-statistic meta:table-count="0" meta:image-count="0" meta:object-count="0" meta:page-count="5" meta:paragraph-count="155" meta:word-count="858" meta:character-count="5631" meta:non-whitespace-character-count="4590"/>
    <meta:generator>LibreOffice/7.6.0.3$Windows_X86_64 LibreOffice_project/69edd8b8ebc41d00b4de3915dc82f8f0fc3b6265</meta:generator>
  </office:meta>
</office:document-meta>
</file>